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ort – controllers</text:p>
      <text:list xml:id="list7030678287275983079" text:style-name="L1">
        <text:list-item>
          <text:p text:style-name="P1">pas relatif aux entités : toutes présentes dans toutes les phases</text:p>
        </text:list-item>
        <text:list-item>
          <text:p text:style-name="P1">home</text:p>
        </text:list-item>
        <text:list-item>
          <text:p text:style-name="P1">account</text:p>
        </text:list-item>
        <text:list-item>
          <text:p text:style-name="P1">graphs</text:p>
        </text:list-item>
        <text:list-item>
          <text:p text:style-name="P1">forms</text:p>
        </text:list-item>
        <text:list-item>
          <text:p text:style-name="P1">inscription (automatique)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.3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ff0000" style:font-name="Times New Roman1" fo:font-size="2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6600" style:font-name="Times New Roman1" fo:font-size="16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3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00ff" style:font-name="Times New Roman1" fo:font-size="18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fo:font-variant="normal" fo:text-transform="none" fo:color="#666666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666666" fo:font-size="12pt" fo:font-weight="normal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9T17:34:24</meta:creation-date>
    <meta:generator>OpenOffice/4.1.7$Unix OpenOffice.org_project/417m1$Build-9800</meta:generator>
    <meta:editing-duration>P2DT52M45S</meta:editing-duration>
    <meta:editing-cycles>10</meta:editing-cycles>
    <dc:title>note</dc:title>
    <dc:date>2022-03-17T11:56:29</dc:date>
    <meta:document-statistic meta:table-count="0" meta:image-count="0" meta:object-count="0" meta:page-count="1" meta:paragraph-count="7" meta:word-count="26" meta:character-count="137"/>
    <meta:template xlink:type="simple" xlink:actuate="onRequest" xlink:title="note" xlink:href="../../../../../../Library/Application%20Support/OpenOffice/4/user/template/note.ott" meta:date="2022-02-09T17:34:24"/>
  </office:meta>
</office:document-meta>
</file>